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KacstDigital" svg:font-family="KacstDigital" style:font-pitch="variable"/>
    <style:font-face style:name="KacstOne" svg:font-family="KacstOne" style:font-pitch="variable"/>
    <style:font-face style:name="Kinnari" svg:font-family="Kinnari" style:font-pitch="variable"/>
    <style:font-face style:name="LKLUG" svg:font-family="LKLUG" style:font-pitch="variable"/>
    <style:font-face style:name="Saab" svg:font-family="Saab" style:font-pitch="variable"/>
    <style:font-face style:name="Tibetan Machine Uni" svg:font-family="'Tibetan Machine Uni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KacstOne" fo:font-size="10pt" fo:font-weight="bold" officeooo:rsid="0000e5cd" officeooo:paragraph-rsid="0000e5c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KacstOne" fo:font-size="10pt" officeooo:rsid="0000e5cd" officeooo:paragraph-rsid="0000e5cd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ed:</text:p>
      <text:p text:style-name="P2">aken juliet; go and trim her up;</text:p>
      <text:p text:style-name="P2">i'll go and chat</text:p>
      <text:p text:style-name="P2"/>
      <text:p text:style-name="P1">Output:</text:p>
      <text:p text:style-name="P2">lady same anoreer sound'</text:p>
      <text:p text:style-name="P2">the hath wron the prince with a man that hath the drien soon,</text:p>
      <text:p text:style-name="P2">and then in the puier of our streets and frear lives me the fair again.</text:p>
      <text:p text:style-name="P2"/>
      <text:p text:style-name="P2">romeo.</text:p>
      <text:p text:style-name="P2">and i lat she part durse in his part;</text:p>
      <text:p text:style-name="P2">here same thou sooe men's cack to bomf to the sarte,</text:p>
      <text:p text:style-name="P2">and will be rleer the wind bomf.</text:p>
      <text:p text:style-name="P2"/>
      <text:p text:style-name="P2">romeo.</text:p>
      <text:p text:style-name="P2">and i late a forl would have thould her manene to the man.</text:p>
      <text:p text:style-name="P2"/>
      <text:p text:style-name="P2">[exeunt.]</text:p>
      <text:p text:style-name="P2"/>
      <text:p text:style-name="P2"/>
      <text:p text:style-name="P2"/>
      <text:p text:style-name="P2">scene ii. a sureet.</text:p>
      <text:p text:style-name="P2"/>
      <text:p text:style-name="P2">[enter capulet, with the puince and nercutio.]</text:p>
      <text:p text:style-name="P2"/>
      <text:p text:style-name="P2">juliet.</text:p>
      <text:p text:style-name="P2">the shall she will not steen abrise death</text:p>
      <text:p text:style-name="P2">that the will be our a wide:</text:p>
      <text:p text:style-name="P2"/>
      <text:p text:style-name="P2">romeo.</text:p>
      <text:p text:style-name="P2">and i lat she prince shall not sreeks me to say to me the consentance.</text:p>
      <text:p text:style-name="P2"/>
      <text:p text:style-name="P2">romeo.</text:p>
      <text:p text:style-name="P2">i will bonfe to eome to thee that you shall snoe tole all the tearon of the world:</text:p>
      <text:p text:style-name="P2">there is move thee to the puiet of the earth.</text:p>
      <text:p text:style-name="P2"/>
      <text:p text:style-name="P2">romeo.</text:p>
      <text:p text:style-name="P2">and in the parting from of the thing in the sun and sale alood,</text:p>
      <text:p text:style-name="P2">and someo be satisfied and ny love, and wete the conkssioe sweet.</text:p>
      <text:p text:style-name="P2"/>
      <text:p text:style-name="P2">romeo.</text:p>
      <text:p text:style-name="P2">and in the partry to the sintleng of the capulets.</text:p>
      <text:p text:style-name="P2"/>
      <text:p text:style-name="P2">[enter romeo.]</text:p>
      <text:p text:style-name="P2"/>
      <text:p text:style-name="P2">romeo.</text:p>
      <text:p text:style-name="P2">then she is well, and i lnow not what not</text:p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KacstDigital" svg:font-family="KacstDigital" style:font-pitch="variable"/>
    <style:font-face style:name="KacstOne" svg:font-family="KacstOne" style:font-pitch="variable"/>
    <style:font-face style:name="Kinnari" svg:font-family="Kinnari" style:font-pitch="variable"/>
    <style:font-face style:name="LKLUG" svg:font-family="LKLUG" style:font-pitch="variable"/>
    <style:font-face style:name="Saab" svg:font-family="Saab" style:font-pitch="variable"/>
    <style:font-face style:name="Tibetan Machine Uni" svg:font-family="'Tibetan Machine Uni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1:14:51.713582693</meta:creation-date>
    <meta:print-date>2017-11-06T21:18:59.897539166</meta:print-date>
    <dc:date>2017-11-06T21:20:47.245626735</dc:date>
    <meta:editing-duration>PT5M55S</meta:editing-duration>
    <meta:editing-cycles>1</meta:editing-cycles>
    <meta:document-statistic meta:table-count="0" meta:image-count="0" meta:object-count="0" meta:page-count="2" meta:paragraph-count="32" meta:word-count="211" meta:character-count="1017" meta:non-whitespace-character-count="838"/>
    <meta:generator>LibreOffice/5.1.6.2$Linux_X86_64 LibreOffice_project/10m0$Build-2</meta:generator>
  </office:meta>
</office:document-meta>
</file>